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variant="normal" fo:text-transform="none" fo:color="#111111" loext:opacity="100%" style:font-name="Abyssinica SIL" fo:font-size="12pt" fo:letter-spacing="normal" fo:font-style="normal" fo:font-weight="normal" officeooo:rsid="00082c37" officeooo:paragraph-rsid="0010526c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111111" loext:opacity="100%" style:font-name="Abyssinica SIL" fo:font-size="12pt" fo:font-weight="normal" officeooo:rsid="00070b7f" officeooo:paragraph-rsid="0010526c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color="#111111" loext:opacity="100%" style:font-name="Abyssinica SIL" fo:font-size="12pt" fo:font-weight="normal" officeooo:paragraph-rsid="0010526c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Abyssinica SIL" fo:font-size="12pt" fo:font-weight="normal" officeooo:rsid="0010f25b" officeooo:paragraph-rsid="0010f25b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Abyssinica SIL" fo:font-size="12pt" fo:font-weight="normal" officeooo:paragraph-rsid="0010526c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loext:opacity="100%" style:font-name="Abyssinica SIL" fo:font-size="12pt" fo:font-weight="normal" officeooo:rsid="0010f25b" officeooo:paragraph-rsid="0012fa76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color="#000000" loext:opacity="100%" style:font-name="Abyssinica SIL" fo:font-size="12pt" fo:font-weight="normal" officeooo:rsid="0012fa76" officeooo:paragraph-rsid="0012fa76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fo:letter-spacing="normal" fo:font-style="normal"/>
    </style:style>
    <style:style style:name="T2" style:family="text">
      <style:text-properties fo:font-variant="normal" fo:text-transform="none" fo:color="#000000" loext:opacity="100%" fo:letter-spacing="normal" fo:font-style="normal" officeooo:rsid="00082c37"/>
    </style:style>
    <style:style style:name="T3" style:family="text">
      <style:text-properties fo:font-variant="normal" fo:text-transform="none" fo:color="#000000" loext:opacity="100%" fo:letter-spacing="normal" fo:font-style="normal" officeooo:rsid="000eaffd"/>
    </style:style>
    <style:style style:name="T4" style:family="text">
      <style:text-properties fo:font-variant="normal" fo:text-transform="none" fo:color="#000000" loext:opacity="100%" style:font-name="Abyssinica SIL" fo:letter-spacing="normal" fo:font-style="normal" officeooo:rsid="00082c37"/>
    </style:style>
    <style:style style:name="T5" style:family="text">
      <style:text-properties fo:font-variant="normal" fo:text-transform="none" fo:color="#040c28" loext:opacity="100%" fo:letter-spacing="normal" fo:font-style="normal" officeooo:rsid="00082c37"/>
    </style:style>
    <style:style style:name="T6" style:family="text">
      <style:text-properties fo:font-variant="normal" fo:text-transform="none" fo:color="#040c28" loext:opacity="100%" fo:letter-spacing="normal" fo:font-style="normal" officeooo:rsid="00124925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officeooo:rsid="00082c37"/>
    </style:style>
    <style:style style:name="T9" style:family="text">
      <style:text-properties fo:font-variant="normal" fo:text-transform="none" fo:letter-spacing="normal" fo:font-style="normal" officeooo:rsid="00124925"/>
    </style:style>
    <style:style style:name="T10" style:family="text">
      <style:text-properties fo:font-variant="normal" fo:text-transform="none" fo:letter-spacing="normal" fo:font-style="normal" officeooo:rsid="000eaffd"/>
    </style:style>
    <style:style style:name="T11" style:family="text">
      <style:text-properties fo:font-variant="normal" fo:text-transform="none" fo:letter-spacing="normal" fo:font-style="normal" officeooo:rsid="0012fa76"/>
    </style:style>
    <style:style style:name="T12" style:family="text">
      <style:text-properties fo:font-variant="normal" fo:text-transform="none" fo:letter-spacing="normal" fo:font-style="normal" fo:font-weight="bold" officeooo:rsid="00082c37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bold" officeooo:rsid="00124925" style:font-weight-asian="bold" style:font-weight-complex="bold"/>
    </style:style>
    <style:style style:name="T14" style:family="text">
      <style:text-properties officeooo:rsid="000eaffd"/>
    </style:style>
    <style:style style:name="T15" style:family="text">
      <style:text-properties officeooo:rsid="00070b7f"/>
    </style:style>
    <style:style style:name="T16" style:family="text">
      <style:text-properties officeooo:rsid="0010526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6">1) </text:span>Java is <text:span text:style-name="T14">a </text:span>'Statically Typed Language','Dynamically Typed Language' and also <text:s text:c="2"/>'Strongly Typed Language',</text:p>
      <text:list xml:id="list4230998305" text:style-name="L1">
        <text:list-item>
          <text:p text:style-name="P3"><text:span text:style-name="T15">Statically Typed <text:s/>means </text:span><text:span text:style-name="T7">every variable and every expression </text:span><text:span text:style-name="T8">should has a type that is known at compile time.</text:span></text:p>
        </text:list-item>
        <text:list-item>
          <text:p text:style-name="P1">Dynamically Typed means type checking will do at the run time.</text:p>
        </text:list-item>
        <text:list-item>
          <text:p text:style-name="P3"><text:span text:style-name="T8">Strongly Typed Language </text:span><text:span text:style-name="T10">means </text:span><text:span text:style-name="T8">Strong static typing helps detect errors at compile time.</text:span></text:p>
        </text:list-item>
      </text:list>
      <text:p text:style-name="P5"><text:span text:style-name="T8"/></text:p>
      <text:p text:style-name="P4"><text:span text:style-name="T8">2</text:span><text:span text:style-name="T7">) </text:span><text:span text:style-name="T8">Case-sensitive means that the computer program only matches values with the same case (lower/upper). </text:span></text:p>
      <text:p text:style-name="P4"><text:span text:style-name="T8">Case-insensitive means the program ignores case and matches values regardless of their lower or upper case letters.</text:span></text:p>
      <text:p text:style-name="P4"><text:span text:style-name="T8"/></text:p>
      <text:p text:style-name="P6"><text:span text:style-name="T8">Java, like most programming languages, is case sensitive. </text:span><text:span text:style-name="T9">Even the slightest difference in naming indicates different objects ( count does not equal Count ). In order to be consistent, programmers follow naming conventions. For example,variables are lowercase (car) and classes are uppercase (Car)</text:span></text:p>
      <text:p text:style-name="P6"><text:span text:style-name="T11">3) Identity Conversion means a </text:span><text:span text:style-name="T8">conversion from a type to that same type is permitted for any type.</text:span></text:p>
      <text:p text:style-name="P6"><text:span text:style-name="T8">First, it is always permitted for an expression to have the desired type to begin with, thus allowing the simply stated rule that every expression is subject to conversion, if only a trivial identity conversion.</text:span></text:p>
      <text:p text:style-name="P7"><text:span text:style-name="T8">S</text:span><text:span text:style-name="T7">econd, It implies that it is permitted for a program to include redundant cast operators for the sake of clar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23:17:27.158327514</meta:creation-date>
    <meta:generator>LibreOffice/7.3.7.2$Linux_X86_64 LibreOffice_project/30$Build-2</meta:generator>
    <dc:date>2023-08-01T23:47:53.628853752</dc:date>
    <meta:editing-duration>PT19M22S</meta:editing-duration>
    <meta:editing-cycles>3</meta:editing-cycles>
    <meta:document-statistic meta:table-count="0" meta:image-count="0" meta:object-count="0" meta:page-count="1" meta:paragraph-count="10" meta:word-count="207" meta:character-count="1306" meta:non-whitespace-character-count="1108"/>
  </office:meta>
</office:document-meta>
</file>